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5 480">
            <text:p>test_Parser(primitives): 0,5 480</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5">
            <text:p>0,5 sec</text:p>
          </table:table-cell>
          <table:table-cell table:style-name="ce160" table:formula="of:=TESTSTAT(&quot;count&quot;; [.B46])" office:value-type="float" office:value="480">
            <text:p>480</text:p>
          </table:table-cell>
          <table:table-cell table:style-name="ce162" table:formula="of:=[.E46]/[.D46]" office:value-type="float" office:value="960">
            <text:p>960,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8">
            <text:p>0,8 sec</text:p>
          </table:table-cell>
          <table:table-cell table:style-name="ce160" table:formula="of:=TESTSTAT(&quot;count&quot;; [.B47])" office:value-type="float" office:value="280">
            <text:p>280</text:p>
          </table:table-cell>
          <table:table-cell table:style-name="ce162" table:formula="of:=[.E47]/[.D47]" office:value-type="float" office:value="350">
            <text:p>350,0 a/sec</text:p>
          </table:table-cell>
          <table:table-cell table:number-columns-repeated="4"/>
        </table:table-row>
        <table:table-row table:style-name="ro6">
          <table:table-cell/>
          <table:table-cell table:formula="of:=TEST_PARSER(&quot;basic&quot;)" office:value-type="string" office:string-value="test_Parser(basic): 0,7 292">
            <text:p>test_Parser(basic): 0,7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7">
            <text:p>0,7 sec</text:p>
          </table:table-cell>
          <table:table-cell table:style-name="ce160" table:formula="of:=TESTSTAT(&quot;count&quot;; [.B48])" office:value-type="float" office:value="292">
            <text:p>292</text:p>
          </table:table-cell>
          <table:table-cell table:style-name="ce162" table:formula="of:=[.E48]/[.D48]" office:value-type="float" office:value="417.142857142857">
            <text:p>417,1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5 296">
            <text:p>test_Parser(numbers): 1,5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5">
            <text:p>1,5 sec</text:p>
          </table:table-cell>
          <table:table-cell table:style-name="ce160" table:formula="of:=TESTSTAT(&quot;count&quot;; [.B50])" office:value-type="float" office:value="296">
            <text:p>296</text:p>
          </table:table-cell>
          <table:table-cell table:style-name="ce162" table:formula="of:=[.E50]/[.D50]" office:value-type="float" office:value="197.333333333333">
            <text:p>197,3 a/sec</text:p>
          </table:table-cell>
          <table:table-cell table:number-columns-repeated="4"/>
        </table:table-row>
        <table:table-row table:style-name="ro6">
          <table:table-cell/>
          <table:table-cell table:formula="of:=TEST_PARSER(&quot;types&quot;)" office:value-type="string" office:string-value="test_Parser(types): 1,3 198">
            <text:p>test_Parser(types): 1,3 198</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3">
            <text:p>1,3 sec</text:p>
          </table:table-cell>
          <table:table-cell table:style-name="ce160" table:formula="of:=TESTSTAT(&quot;count&quot;; [.B51])" office:value-type="float" office:value="198">
            <text:p>198</text:p>
          </table:table-cell>
          <table:table-cell table:style-name="ce162" table:formula="of:=[.E51]/[.D51]" office:value-type="float" office:value="152.307692307692">
            <text:p>152,3 a/sec</text:p>
          </table:table-cell>
          <table:table-cell table:number-columns-repeated="4"/>
        </table:table-row>
        <table:table-row table:style-name="ro6">
          <table:table-cell table:number-columns-repeated="3"/>
          <table:table-cell table:style-name="ce159" table:formula="of:=SUM([.D46:.D51])" office:value-type="float" office:value="5">
            <text:p>5,0 sec</text:p>
          </table:table-cell>
          <table:table-cell table:style-name="ce161" table:formula="of:=SUM([.E46:.E51])" office:value-type="float" office:value="1601">
            <text:p>1601</text:p>
          </table:table-cell>
          <table:table-cell table:style-name="ce163" table:formula="of:=[.E52]/[.D52]" office:value-type="float" office:value="320.2">
            <text:p>320,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4,3 1601">
            <text:p>test_Parser(all): 4,3 1601</text:p>
          </table:table-cell>
          <table:table-cell table:formula="of:=TESTSTAT(&quot;name&quot;; [.B54])" office:value-type="string" office:string-value="test_Parser(all):">
            <text:p>test_Parser(all):</text:p>
          </table:table-cell>
          <table:table-cell table:style-name="ce158" table:formula="of:=TESTSTAT(&quot;time&quot;; [.B54])" office:value-type="float" office:value="4.3">
            <text:p>4,3 sec</text:p>
          </table:table-cell>
          <table:table-cell table:style-name="ce160" table:formula="of:=TESTSTAT(&quot;count&quot;; [.B54])" office:value-type="float" office:value="1601">
            <text:p>1601</text:p>
          </table:table-cell>
          <table:table-cell table:style-name="ce162" table:formula="of:=[.E54]/[.D54]" office:value-type="float" office:value="372.325581395349">
            <text:p>372,3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60&#13;&#10;             _ &lt;- ([ \t])*&#13;&#10;            a1 &lt;- (str '-&gt;') &gt;&gt;= (fstArg_1 P17)?&#13;&#10;         return (maybeMakeArrowType a0 a1)&#13;&#10;        )&#13;&#10;P60 ::= (str 'Bool')&#13;&#10;      | (str 'Str')&#13;&#10;      | (str 'Int')&#13;&#10;      | (str 'Long')&#13;&#10;      | [a-z] &gt;&gt;= \a0.pReturn_1 ((concat_1 ''') a0)&#13;&#10;      | (do  _ &lt;- (str '(')&#13;&#10;            a0 &lt;- P17&#13;&#10;             _ &lt;- (str ')')&#13;&#10;         return a0&#13;&#10;        )&#13;&#10;      | (do a1 &lt;- (do a2 &lt;- (do a3 &lt;- [A-Z]&#13;&#10;                                a4 &lt;- [a-z]+&#13;&#10;                             return (cons a3 a4)&#13;&#10;                            )&#13;&#10;                   return ((foldl1_1 concat_2) a2)&#13;&#10;                  )&#13;&#10;            a5 &lt;- (skip ([ \t])+) &gt;&gt;= (fstArg_1 P60)*&#13;&#10;         return (mkTypeCtor a1 a5)&#13;&#10;        )">
            <text:p>P17 where<text:line-break/>P17 ::= (do <text:s/>_ &lt;- ([ \t])*<text:line-break/> <text:s text:c="11"/>a0 &lt;- P60<text:line-break/> <text:s text:c="12"/>_ &lt;- ([ \t])*<text:line-break/> <text:s text:c="11"/>a1 &lt;- (str '-&gt;') &gt;&gt;= (fstArg_1 P17)?<text:line-break/> <text:s text:c="8"/>return (maybeMakeArrowType a0 a1)<text:line-break/> <text:s text:c="7"/>)<text:line-break/>P60 ::= (str 'Bool')<text:line-break/> <text:s text:c="5"/>| (str 'Str')<text:line-break/> <text:s text:c="5"/>| (str 'Int')<text:line-break/> <text:s text:c="5"/>| (str 'Long')<text:line-break/> <text:s text:c="5"/>| [a-z] &gt;&gt;= \a0.pReturn_1 ((concat_1 ''') a0)<text:line-break/> <text:s text:c="5"/>| (do <text:s/>_ &lt;- (str '(')<text:line-break/> <text:s text:c="11"/>a0 &lt;- P17<text:line-break/> <text:s text:c="12"/>_ &lt;- (str ')')<text:line-break/> <text:s text:c="8"/>return a0<text:line-break/> <text:s text:c="7"/>)<text:line-break/> <text:s text:c="5"/>| (do a1 &lt;- (do a2 &lt;- (do a3 &lt;- [A-Z]<text:line-break/> <text:s text:c="31"/>a4 &lt;- [a-z]+<text:line-break/> <text:s text:c="28"/>return (cons a3 a4)<text:line-break/> <text:s text:c="27"/>)<text:line-break/> <text:s text:c="18"/>return ((foldl1_1 concat_2) a2)<text:line-break/> <text:s text:c="17"/>)<text:line-break/> <text:s text:c="11"/>a5 &lt;- (skip ([ \t])+) &gt;&gt;= (fstArg_1 P60)*<text:line-break/> <text:s text:c="8"/>return (mkTypeCtor a1 a5)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00:22: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00:22:58</dc:date>
    <meta:editing-duration>P142DT13H22M12S</meta:editing-duration>
    <meta:editing-cycles>457</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applyP_callCount As Integer
Public _applyP_callCount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1 concat (cons a bs)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_applyP_callCount = _applyP_callCount + 1
	Dim result As Variant
	Dim i As Integer
	Dim innerParser As Parser
	Dim innerParsers As Variant
	Dim lst As Object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result = _applyP(p.st(0), s, pos, endPos, isUnderSkip)
			If endPos &lt; 0 Then
				'result = _applyP(p.st(1), s, pos, endPos, isUnderSkip)
				p = p.st(1)
				Goto _applyP_begin
			End If
		Case "item"
			If pos &gt; Len(s) Then
				Goto _applyP_parseFailure
			End If
			endPos = pos + 1
			If Not(isUnderSkip) Then
				result = Mid(s, pos, 1)
			End If
		Case "return"
			If Not(isUnderSkip) Then
				result = p.st
			End If
			endPos = pos
		Case "bind"	' tail-recursive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End If
			ElseIf isBsomething(p.st(1)) Then
				applyP_bind_B_f_g = applyP_bind_B_f_g + 1
				If isBreturn(p.st(1)) Then
					applyP_bind_B_return_g = applyP_bind_B_return_g + 1
				End If
			End If
		Case "seq"
			applyP_seq = applyP_seq + 1
		Case "skip"	' tail-recursive
			applyP_skip = applyP_skip + 1
		Case "sat"
			applyP_sat = applyP_sat + 1
		Case "many1"
			applyP_many1 = applyP_many1 + 1
		Case "fail"
			applyP_fail = applyP_fail + 1
		Case "ind"	' tail-recursive
			applyP_ind = applyP_ind + 1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